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1"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example shows how you can implement an embedded outplace object. To see how it works move to the end of this document and click on <text:span text:style-name="T2">Insert </text:span><text:span text:style-name="T1">→</text:span><text:span text:style-name="T2"> Object </text:span><text:span text:style-name="T1">→</text:span><text:span text:style-name="T2"> OLE Object ... </text:span><text:span text:style-name="T1">→</text:span><text:span text:style-name="T2"> Example of a simple outplace text object.</text:span> You will see a small rectangle in the document as a placeholder for a replacement images that is generated when you have insert some text in the also visible Java window. Try it out, insert some text in the Java Text Frame and close the window. The placement image is inserted in the document and you can move it around as a normal image. Double click on the image and the Java text frame window comes up again with your inserted text before. Change the text and close the window and see that the replacement image will change.</text:p>
      <text:p text:style-name="Standard">When the document is saved the text data is stored in the document container persistent and when you close and load the document the data is restored and you can again activate the object by a double click on the replacement image. Check if you want the document container by simply unzip the content and see how the data is stored.</text:p>
      <text:p text:style-name="Standard">This is a really powerful service provider interface and you can interact with external applications as well.</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list-level-position-and-space-mode="label-alignment">
          <style:label-alignment text:label-followed-by="listtab" text:list-tab-stop-position="0.3in" fo:text-indent="-0.3in" fo:margin-left="0.3in"/>
        </style:list-level-properties>
      </text:outline-level-style>
      <text:outline-level-style text:level="2" style:num-format="">
        <style:list-level-properties text:list-level-position-and-space-mode="label-alignment">
          <style:label-alignment text:label-followed-by="listtab" text:list-tab-stop-position="0.4in" fo:text-indent="-0.4in" fo:margin-left="0.4in"/>
        </style:list-level-properties>
      </text:outline-level-style>
      <text:outline-level-style text:level="3" style:num-format="">
        <style:list-level-properties text:list-level-position-and-space-mode="label-alignment">
          <style:label-alignment text:label-followed-by="listtab" text:list-tab-stop-position="0.5in" fo:text-indent="-0.5in" fo:margin-left="0.5in"/>
        </style:list-level-properties>
      </text:outline-level-style>
      <text:outline-level-style text:level="4" style:num-format="">
        <style:list-level-properties text:list-level-position-and-space-mode="label-alignment">
          <style:label-alignment text:label-followed-by="listtab" text:list-tab-stop-position="0.6in" fo:text-indent="-0.6in" fo:margin-left="0.6in"/>
        </style:list-level-properties>
      </text:outline-level-style>
      <text:outline-level-style text:level="5" style:num-format="">
        <style:list-level-properties text:list-level-position-and-space-mode="label-alignment">
          <style:label-alignment text:label-followed-by="listtab" text:list-tab-stop-position="0.7in" fo:text-indent="-0.7in" fo:margin-left="0.7in"/>
        </style:list-level-properties>
      </text:outline-level-style>
      <text:outline-level-style text:level="6" style:num-format="">
        <style:list-level-properties text:list-level-position-and-space-mode="label-alignment">
          <style:label-alignment text:label-followed-by="listtab" text:list-tab-stop-position="0.8in" fo:text-indent="-0.8in" fo:margin-left="0.8in"/>
        </style:list-level-properties>
      </text:outline-level-style>
      <text:outline-level-style text:level="7" style:num-format="">
        <style:list-level-properties text:list-level-position-and-space-mode="label-alignment">
          <style:label-alignment text:label-followed-by="listtab" text:list-tab-stop-position="0.9in" fo:text-indent="-0.9in" fo:margin-left="0.9in"/>
        </style:list-level-properties>
      </text:outline-level-style>
      <text:outline-level-style text:level="8" style:num-format="">
        <style:list-level-properties text:list-level-position-and-space-mode="label-alignment">
          <style:label-alignment text:label-followed-by="listtab" text:list-tab-stop-position="1in" fo:text-indent="-1in" fo:margin-left="1in"/>
        </style:list-level-properties>
      </text:outline-level-style>
      <text:outline-level-style text:level="9" style:num-format="">
        <style:list-level-properties text:list-level-position-and-space-mode="label-alignment">
          <style:label-alignment text:label-followed-by="listtab" text:list-tab-stop-position="1.1in" fo:text-indent="-1.1in" fo:margin-left="1.1in"/>
        </style:list-level-properties>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5-21T11:29:04</meta:creation-date>
    <dc:date>2008-05-21T11:45:59</dc:date>
    <meta:editing-duration>PT00H13M33S</meta:editing-duration>
    <meta:editing-cycles>4</meta:editing-cycles>
    <meta:generator>OpenOffice.org/3.0_Beta$Solaris_x86 OpenOffice.org_project/300m10$Build-9296$CWS-jsc21</meta:generator>
    <meta:document-statistic meta:table-count="0" meta:image-count="0" meta:object-count="0" meta:page-count="1" meta:paragraph-count="3" meta:word-count="217" meta:character-count="1181"/>
  </office:meta>
</office:document-meta>
</file>